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53CED9BBB7095FC8.png" manifest:media-type="image/png"/>
  <manifest:file-entry manifest:full-path="Pictures/100002010000000F0000000FAF9913FCB06B7F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18" style:family="table-row">
      <style:table-row-properties style:min-row-height="0.893cm"/>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9" style:family="table">
      <style:table-properties style:width="18.997cm" fo:margin-left="-0.942cm" table:align="left"/>
    </style:style>
    <style:style style:name="Tableau9.A" style:family="table-column">
      <style:table-column-properties style:column-width="6.588cm"/>
    </style:style>
    <style:style style:name="Tableau9.B" style:family="table-column">
      <style:table-column-properties style:column-width="12.409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1.82cm"/>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4" style:family="table-row">
      <style:table-row-properties style:min-row-height="0.677cm"/>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style:vertical-align="middle"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6" style:family="table">
      <style:table-properties style:width="7.197cm" fo:margin-left="4.879cm" table:align="left"/>
    </style:style>
    <style:style style:name="Tableau6.A" style:family="table-column">
      <style:table-column-properties style:column-width="7.197cm"/>
    </style:style>
    <style:style style:name="Tableau6.A1" style:family="table-cell">
      <style:table-cell-properties fo:background-color="#00cc00" fo:padding="0.097cm" fo:border="0.05pt solid #000000">
        <style:background-image/>
      </style:table-cell-properties>
    </style:style>
    <style:style style:name="Tableau7" style:family="table">
      <style:table-properties style:width="7.197cm" fo:margin-left="4.879cm" table:align="left"/>
    </style:style>
    <style:style style:name="Tableau7.A" style:family="table-column">
      <style:table-column-properties style:column-width="7.197cm"/>
    </style:style>
    <style:style style:name="Tableau7.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paragraph-rsid="00204a64"/>
    </style:style>
    <style:style style:name="P3" style:family="paragraph" style:parent-style-name="Text_20_body">
      <style:text-properties officeooo:rsid="001aada4" officeooo:paragraph-rsid="00204a64" fo:background-color="#ffff00"/>
    </style:style>
    <style:style style:name="P4" style:family="paragraph" style:parent-style-name="Text_20_body">
      <style:text-properties officeooo:rsid="001aada4" officeooo:paragraph-rsid="002954be" fo:background-color="#ffff00"/>
    </style:style>
    <style:style style:name="P5" style:family="paragraph" style:parent-style-name="Text_20_body">
      <style:text-properties officeooo:paragraph-rsid="002ab15b" fo:background-color="#ffff00"/>
    </style:style>
    <style:style style:name="P6" style:family="paragraph" style:parent-style-name="Text_20_body">
      <style:text-properties officeooo:rsid="009d0d64" officeooo:paragraph-rsid="009d0d64" fo:background-color="#ffff00"/>
    </style:style>
    <style:style style:name="P7" style:family="paragraph" style:parent-style-name="Text_20_body">
      <style:text-properties officeooo:rsid="00a08726" officeooo:paragraph-rsid="00a08726" fo:background-color="#ffff00"/>
    </style:style>
    <style:style style:name="P8" style:family="paragraph" style:parent-style-name="Text_20_body">
      <style:text-properties officeooo:rsid="001aada4" officeooo:paragraph-rsid="002954be" fo:background-color="#00cc00"/>
    </style:style>
    <style:style style:name="P9" style:family="paragraph" style:parent-style-name="Text_20_body">
      <style:paragraph-properties fo:text-align="center" style:justify-single-word="false"/>
      <style:text-properties officeooo:rsid="001aada4" officeooo:paragraph-rsid="002954be" fo:background-color="transparent"/>
    </style:style>
    <style:style style:name="P10" style:family="paragraph" style:parent-style-name="Text_20_body">
      <style:text-properties style:text-underline-style="solid" style:text-underline-width="auto" style:text-underline-color="font-color" fo:font-weight="bold" officeooo:rsid="001c7d39" officeooo:paragraph-rsid="00204a6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c7d39" officeooo:paragraph-rsid="002954be" style:font-weight-asian="bold" style:font-weight-complex="bold"/>
    </style:style>
    <style:style style:name="P12" style:family="paragraph" style:parent-style-name="Text_20_body">
      <style:paragraph-properties fo:text-align="center" style:justify-single-word="false"/>
      <style:text-properties fo:font-size="12pt" officeooo:paragraph-rsid="00204a64" style:font-size-asian="12pt" style:font-size-complex="12pt"/>
    </style:style>
    <style:style style:name="P13" style:family="paragraph" style:parent-style-name="Text_20_body">
      <style:paragraph-properties fo:text-align="center" style:justify-single-word="false"/>
      <style:text-properties fo:font-size="12pt" officeooo:paragraph-rsid="002954be" style:font-size-asian="12pt" style:font-size-complex="12pt"/>
    </style:style>
    <style:style style:name="P14" style:family="paragraph" style:parent-style-name="Text_20_body">
      <style:text-properties officeooo:paragraph-rsid="002954be"/>
    </style:style>
    <style:style style:name="P15" style:family="paragraph" style:parent-style-name="Text_20_body">
      <style:text-properties officeooo:paragraph-rsid="002ab15b"/>
    </style:style>
    <style:style style:name="P16" style:family="paragraph" style:parent-style-name="Text_20_body">
      <style:paragraph-properties fo:text-align="start" style:justify-single-word="false"/>
      <style:text-properties officeooo:paragraph-rsid="0038ec0e"/>
    </style:style>
    <style:style style:name="P17" style:family="paragraph" style:parent-style-name="Text_20_body">
      <style:paragraph-properties fo:text-align="start" style:justify-single-word="false"/>
      <style:text-properties officeooo:paragraph-rsid="007e0a09"/>
    </style:style>
    <style:style style:name="P18" style:family="paragraph" style:parent-style-name="Text_20_body">
      <style:text-properties fo:font-style="italic" officeooo:rsid="002ab15b" officeooo:paragraph-rsid="002ab15b" style:font-style-asian="italic" style:font-style-complex="italic"/>
    </style:style>
    <style:style style:name="P19" style:family="paragraph" style:parent-style-name="Text_20_body">
      <style:text-properties fo:font-style="italic" officeooo:paragraph-rsid="002ab15b" fo:background-color="#ffff00" style:font-style-asian="italic" style:font-style-complex="italic"/>
    </style:style>
    <style:style style:name="P20" style:family="paragraph" style:parent-style-name="Text_20_body">
      <style:paragraph-properties fo:text-align="center" style:justify-single-word="false"/>
      <style:text-properties officeooo:paragraph-rsid="007ce0bf"/>
    </style:style>
    <style:style style:name="P21" style:family="paragraph" style:parent-style-name="Text_20_body">
      <style:text-properties officeooo:paragraph-rsid="002c5963"/>
    </style:style>
    <style:style style:name="P22" style:family="paragraph" style:parent-style-name="Text_20_body">
      <style:text-properties officeooo:rsid="002d89e0" officeooo:paragraph-rsid="002d89e0"/>
    </style:style>
    <style:style style:name="P23" style:family="paragraph" style:parent-style-name="Text_20_body">
      <style:text-properties officeooo:rsid="002e8efe" officeooo:paragraph-rsid="002e8efe"/>
    </style:style>
    <style:style style:name="P24" style:family="paragraph" style:parent-style-name="Text_20_body">
      <style:text-properties officeooo:paragraph-rsid="00305707"/>
    </style:style>
    <style:style style:name="P25" style:family="paragraph" style:parent-style-name="Text_20_body">
      <style:text-properties officeooo:rsid="00305707" officeooo:paragraph-rsid="00305707"/>
    </style:style>
    <style:style style:name="P26" style:family="paragraph" style:parent-style-name="Text_20_body">
      <style:paragraph-properties fo:text-align="center" style:justify-single-word="false"/>
      <style:text-properties officeooo:rsid="00305707" officeooo:paragraph-rsid="00305707"/>
    </style:style>
    <style:style style:name="P27" style:family="paragraph" style:parent-style-name="Text_20_body">
      <style:paragraph-properties fo:text-align="start" style:justify-single-word="false"/>
      <style:text-properties officeooo:rsid="00305707" officeooo:paragraph-rsid="0038ec0e"/>
    </style:style>
    <style:style style:name="P28" style:family="paragraph" style:parent-style-name="Text_20_body">
      <style:text-properties officeooo:paragraph-rsid="0032ee8c"/>
    </style:style>
    <style:style style:name="P29" style:family="paragraph" style:parent-style-name="Text_20_body">
      <style:paragraph-properties fo:text-align="center" style:justify-single-word="false"/>
      <style:text-properties officeooo:rsid="00349c9a" officeooo:paragraph-rsid="00349c9a"/>
    </style:style>
    <style:style style:name="P30" style:family="paragraph" style:parent-style-name="Text_20_body">
      <style:text-properties officeooo:rsid="00349c9a" officeooo:paragraph-rsid="00349c9a"/>
    </style:style>
    <style:style style:name="P31" style:family="paragraph" style:parent-style-name="Text_20_body">
      <style:paragraph-properties fo:text-align="center" style:justify-single-word="false"/>
      <style:text-properties officeooo:rsid="00375c9e" officeooo:paragraph-rsid="00375c9e"/>
    </style:style>
    <style:style style:name="P32" style:family="paragraph" style:parent-style-name="Text_20_body">
      <style:paragraph-properties fo:text-align="center" style:justify-single-word="false"/>
      <style:text-properties officeooo:rsid="0038ec0e" officeooo:paragraph-rsid="0038ec0e"/>
    </style:style>
    <style:style style:name="P33" style:family="paragraph" style:parent-style-name="Text_20_body">
      <style:paragraph-properties fo:text-align="center" style:justify-single-word="false"/>
      <style:text-properties officeooo:rsid="003c8ce7" officeooo:paragraph-rsid="003c8ce7"/>
    </style:style>
    <style:style style:name="P34" style:family="paragraph" style:parent-style-name="Text_20_body">
      <style:text-properties officeooo:paragraph-rsid="00473bb4"/>
    </style:style>
    <style:style style:name="P35" style:family="paragraph" style:parent-style-name="Text_20_body">
      <style:paragraph-properties fo:text-align="center" style:justify-single-word="false"/>
      <style:text-properties fo:font-size="15pt" officeooo:rsid="004c14a0" officeooo:paragraph-rsid="004c14a0" style:font-size-asian="15pt" style:font-size-complex="15pt"/>
    </style:style>
    <style:style style:name="P36" style:family="paragraph" style:parent-style-name="Text_20_body">
      <style:paragraph-properties fo:text-align="justify" style:justify-single-word="false"/>
      <style:text-properties officeooo:paragraph-rsid="0052736e"/>
    </style:style>
    <style:style style:name="P37" style:family="paragraph" style:parent-style-name="Text_20_body">
      <style:text-properties officeooo:paragraph-rsid="005ce81e"/>
    </style:style>
    <style:style style:name="P38"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39"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40"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41" style:family="paragraph" style:parent-style-name="Text_20_body">
      <style:text-properties officeooo:rsid="007ac5c3" officeooo:paragraph-rsid="007ac5c3"/>
    </style:style>
    <style:style style:name="P42" style:family="paragraph" style:parent-style-name="Text_20_body">
      <style:text-properties officeooo:rsid="0082bfc1" officeooo:paragraph-rsid="0084ab5c"/>
    </style:style>
    <style:style style:name="P43"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44"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50"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51" style:family="paragraph" style:parent-style-name="Text_20_body">
      <style:text-properties fo:language="fr" fo:country="FR" officeooo:paragraph-rsid="002ab15b" fo:background-color="#ffff00" style:language-asian="zxx" style:country-asian="none" style:language-complex="zxx" style:country-complex="none"/>
    </style:style>
    <style:style style:name="P52" style:family="paragraph" style:parent-style-name="Text_20_body">
      <style:text-properties officeooo:rsid="00305d6c" officeooo:paragraph-rsid="005ce81e"/>
    </style:style>
    <style:style style:name="P53" style:family="paragraph" style:parent-style-name="Text_20_body">
      <style:text-properties officeooo:rsid="008cb400" officeooo:paragraph-rsid="008cb400"/>
    </style:style>
    <style:style style:name="P54" style:family="paragraph" style:parent-style-name="Text_20_body">
      <style:text-properties officeooo:rsid="00908956" officeooo:paragraph-rsid="00908956"/>
    </style:style>
    <style:style style:name="P55" style:family="paragraph" style:parent-style-name="Text_20_body">
      <style:text-properties officeooo:paragraph-rsid="009355bc"/>
    </style:style>
    <style:style style:name="P56" style:family="paragraph" style:parent-style-name="Text_20_body">
      <style:text-properties officeooo:paragraph-rsid="0095cbf7"/>
    </style:style>
    <style:style style:name="P57" style:family="paragraph" style:parent-style-name="Text_20_body">
      <style:text-properties officeooo:paragraph-rsid="009f3b0c"/>
    </style:style>
    <style:style style:name="P58" style:family="paragraph" style:parent-style-name="Table_20_Contents">
      <style:text-properties officeooo:rsid="001720c9" officeooo:paragraph-rsid="001720c9"/>
    </style:style>
    <style:style style:name="P59" style:family="paragraph" style:parent-style-name="Table_20_Contents">
      <style:text-properties officeooo:rsid="001720c9" officeooo:paragraph-rsid="00204a64"/>
    </style:style>
    <style:style style:name="P60" style:family="paragraph" style:parent-style-name="Table_20_Contents">
      <style:text-properties officeooo:rsid="001720c9" officeooo:paragraph-rsid="002954be"/>
    </style:style>
    <style:style style:name="P61" style:family="paragraph" style:parent-style-name="Table_20_Contents">
      <style:text-properties officeooo:rsid="00204a64" officeooo:paragraph-rsid="00204a64"/>
    </style:style>
    <style:style style:name="P62" style:family="paragraph" style:parent-style-name="Table_20_Contents">
      <style:text-properties officeooo:rsid="00204a64" officeooo:paragraph-rsid="002954be"/>
    </style:style>
    <style:style style:name="P63" style:family="paragraph" style:parent-style-name="Table_20_Contents">
      <style:text-properties officeooo:rsid="0027e771" officeooo:paragraph-rsid="007e0a09"/>
    </style:style>
    <style:style style:name="P64" style:family="paragraph" style:parent-style-name="Table_20_Contents">
      <style:text-properties officeooo:paragraph-rsid="00204a64"/>
    </style:style>
    <style:style style:name="P65" style:family="paragraph" style:parent-style-name="Table_20_Contents">
      <style:paragraph-properties fo:text-align="start" style:justify-single-word="false"/>
      <style:text-properties officeooo:paragraph-rsid="002954be"/>
    </style:style>
    <style:style style:name="P66" style:family="paragraph" style:parent-style-name="Table_20_Contents">
      <style:text-properties officeooo:paragraph-rsid="002954be"/>
    </style:style>
    <style:style style:name="P67" style:family="paragraph" style:parent-style-name="Table_20_Contents">
      <style:text-properties officeooo:rsid="002d89e0" officeooo:paragraph-rsid="002d89e0"/>
    </style:style>
    <style:style style:name="P68" style:family="paragraph" style:parent-style-name="Table_20_Contents">
      <style:text-properties officeooo:rsid="002d89e0" officeooo:paragraph-rsid="004036c9"/>
    </style:style>
    <style:style style:name="P69" style:family="paragraph" style:parent-style-name="Table_20_Contents">
      <style:text-properties fo:font-style="italic" officeooo:rsid="002d89e0" officeooo:paragraph-rsid="002d89e0" style:font-style-asian="italic" style:font-style-complex="italic"/>
    </style:style>
    <style:style style:name="P70" style:family="paragraph" style:parent-style-name="Table_20_Contents">
      <style:paragraph-properties fo:text-align="start" style:justify-single-word="false"/>
      <style:text-properties officeooo:rsid="005fe8ff" officeooo:paragraph-rsid="007e0a09"/>
    </style:style>
    <style:style style:name="P71" style:family="paragraph" style:parent-style-name="Table_20_Contents">
      <style:text-properties officeooo:rsid="006818fa" officeooo:paragraph-rsid="0082b3e0"/>
    </style:style>
    <style:style style:name="P72" style:family="paragraph" style:parent-style-name="Table_20_Contents">
      <style:paragraph-properties fo:text-align="center" style:justify-single-word="false"/>
      <style:text-properties style:use-window-font-color="true" style:font-name="Calibri" fo:font-size="10pt" fo:font-style="normal" fo:font-weight="bold" officeooo:paragraph-rsid="006c053d" style:font-size-asian="10pt" style:font-style-asian="normal" style:font-weight-asian="bold" style:font-name-complex="Calibri" style:font-size-complex="10pt" style:font-style-complex="normal"/>
    </style:style>
    <style:style style:name="P73" style:family="paragraph" style:parent-style-name="Table_20_Contents">
      <style:paragraph-properties fo:text-align="start" style:justify-single-word="false"/>
      <style:text-properties officeooo:rsid="006e438b" officeooo:paragraph-rsid="007ce0bf"/>
    </style:style>
    <style:style style:name="P74" style:family="paragraph" style:parent-style-name="Table_20_Contents">
      <style:text-properties officeooo:rsid="007ac5c3" officeooo:paragraph-rsid="007ac5c3"/>
    </style:style>
    <style:style style:name="P75" style:family="paragraph" style:parent-style-name="Table_20_Contents">
      <style:text-properties officeooo:rsid="00826586" officeooo:paragraph-rsid="00826586"/>
    </style:style>
    <style:style style:name="P76" style:family="paragraph" style:parent-style-name="Table_20_Contents">
      <style:paragraph-properties fo:text-align="start" style:justify-single-word="false"/>
      <style:text-properties officeooo:rsid="008299f8" officeooo:paragraph-rsid="008299f8"/>
    </style:style>
    <style:style style:name="P77" style:family="paragraph" style:parent-style-name="Table_20_Contents">
      <style:paragraph-properties fo:text-align="start" style:justify-single-word="false"/>
      <style:text-properties officeooo:rsid="0082b3e0" officeooo:paragraph-rsid="0082b3e0"/>
    </style:style>
    <style:style style:name="P78" style:family="paragraph" style:parent-style-name="Table_20_Contents">
      <style:text-properties officeooo:rsid="0055df08"/>
    </style:style>
    <style:style style:name="P79"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80" style:family="paragraph" style:parent-style-name="Standard">
      <style:paragraph-properties fo:text-align="center" style:justify-single-word="false"/>
      <style:text-properties style:use-window-font-color="true" style:font-name="Calibri" fo:font-size="11pt" fo:font-style="italic" fo:font-weight="bold" officeooo:paragraph-rsid="00204a64" style:font-size-asian="11pt" style:font-style-asian="italic" style:font-weight-asian="bold" style:font-name-complex="Calibri" style:font-size-complex="11pt"/>
    </style:style>
    <style:style style:name="P81"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82" style:family="paragraph" style:parent-style-name="Standard">
      <style:paragraph-properties fo:text-align="center" style:justify-single-word="false"/>
      <style:text-properties style:use-window-font-color="true" style:font-name="Calibri" fo:font-size="10pt" fo:font-style="normal" fo:font-weight="bold" officeooo:paragraph-rsid="00204a64" style:font-size-asian="10pt" style:font-style-asian="normal" style:font-weight-asian="bold" style:font-name-complex="Calibri" style:font-size-complex="10pt" style:font-style-complex="normal"/>
    </style:style>
    <style:style style:name="P83" style:family="paragraph" style:parent-style-name="Standard">
      <style:paragraph-properties fo:text-align="center" style:justify-single-word="false"/>
      <style:text-properties style:use-window-font-color="true" style:font-name="Calibri" fo:font-size="10pt" fo:font-style="normal" fo:font-weight="bold" officeooo:paragraph-rsid="002954be" style:font-size-asian="10pt" style:font-style-asian="normal" style:font-weight-asian="bold" style:font-name-complex="Calibri" style:font-size-complex="10pt" style:font-style-complex="normal"/>
    </style:style>
    <style:style style:name="P84"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85" style:family="paragraph" style:parent-style-name="Standard">
      <style:paragraph-properties fo:text-align="center" style:justify-single-word="false"/>
      <style:text-properties officeooo:paragraph-rsid="006a8daf"/>
    </style:style>
    <style:style style:name="P86" style:family="paragraph" style:parent-style-name="Standard">
      <style:text-properties officeooo:paragraph-rsid="00204a64"/>
    </style:style>
    <style:style style:name="P87" style:family="paragraph" style:parent-style-name="Standard">
      <style:text-properties officeooo:paragraph-rsid="002954be"/>
    </style:style>
    <style:style style:name="P88" style:family="paragraph" style:parent-style-name="Standard">
      <style:text-properties officeooo:rsid="00866e9d" officeooo:paragraph-rsid="00866e9d"/>
    </style:style>
    <style:style style:name="P89" style:family="paragraph" style:parent-style-name="Subtitle">
      <style:text-properties officeooo:rsid="002637d1" officeooo:paragraph-rsid="002637d1"/>
    </style:style>
    <style:style style:name="P90"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91" style:family="paragraph" style:parent-style-name="Standard">
      <style:paragraph-properties fo:text-align="center" style:justify-single-word="false" fo:break-before="page"/>
      <style:text-properties style:use-window-font-color="true" style:font-name="Calibri" fo:font-size="18pt" fo:font-weight="bold" officeooo:paragraph-rsid="00204a64" style:font-size-asian="18pt" style:font-weight-asian="bold" style:font-name-complex="Calibri" style:font-size-complex="18pt"/>
    </style:style>
    <style:style style:name="P92"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93" style:family="paragraph" style:parent-style-name="Text_20_body" style:list-style-name="L1">
      <style:text-properties officeooo:paragraph-rsid="002ab15b" fo:background-color="#ffff00"/>
    </style:style>
    <style:style style:name="P94" style:family="paragraph" style:parent-style-name="Text_20_body">
      <style:text-properties officeooo:rsid="00a08726" officeooo:paragraph-rsid="00a552f7" fo:background-color="#ffff00"/>
    </style:style>
    <style:style style:name="P95" style:family="paragraph" style:parent-style-name="Text_20_body">
      <style:text-properties officeooo:rsid="008d8f91" officeooo:paragraph-rsid="009ed2a3"/>
    </style:style>
    <style:style style:name="P96" style:family="paragraph" style:parent-style-name="Text_20_body" style:list-style-name="L2">
      <style:text-properties officeooo:paragraph-rsid="009ed2a3"/>
    </style:style>
    <style:style style:name="P97" style:family="paragraph" style:parent-style-name="Text_20_body">
      <style:text-properties officeooo:rsid="009ed2a3" officeooo:paragraph-rsid="009ed2a3"/>
    </style:style>
    <style:style style:name="P98" style:family="paragraph" style:parent-style-name="Text_20_body" style:list-style-name="L3">
      <style:text-properties officeooo:paragraph-rsid="009ed2a3"/>
    </style:style>
    <style:style style:name="P99" style:family="paragraph" style:parent-style-name="Text_20_body">
      <style:text-properties fo:font-style="normal" officeooo:paragraph-rsid="00a552f7" fo:background-color="#ffff00" style:font-style-asian="normal" style:font-style-complex="normal"/>
    </style:style>
    <style:style style:name="P100" style:family="paragraph" style:parent-style-name="Text_20_body">
      <style:text-properties officeooo:paragraph-rsid="00a552f7"/>
    </style:style>
    <style:style style:name="P101" style:family="paragraph" style:parent-style-name="Heading_20_1">
      <style:text-properties officeooo:rsid="0095cbf7" officeooo:paragraph-rsid="0098ca0e"/>
    </style:style>
    <style:style style:name="P102" style:family="paragraph" style:parent-style-name="Heading_20_1">
      <style:text-properties officeooo:paragraph-rsid="00204a64"/>
    </style:style>
    <style:style style:name="P103" style:family="paragraph" style:parent-style-name="Heading_20_1">
      <style:text-properties officeooo:paragraph-rsid="002954be"/>
    </style:style>
    <style:style style:name="P104" style:family="paragraph" style:parent-style-name="Heading_20_2">
      <style:text-properties officeooo:paragraph-rsid="00204a64"/>
    </style:style>
    <style:style style:name="P105" style:family="paragraph" style:parent-style-name="Heading_20_2">
      <style:text-properties officeooo:paragraph-rsid="002954be"/>
    </style:style>
    <style:style style:name="P106" style:family="paragraph" style:parent-style-name="Heading_20_3">
      <style:text-properties officeooo:paragraph-rsid="00962e4a"/>
    </style:style>
    <style:style style:name="T1" style:family="text">
      <style:text-properties officeooo:rsid="000ea264"/>
    </style:style>
    <style:style style:name="T2" style:family="text">
      <style:text-properties fo:font-style="italic" style:font-style-asian="italic" style:font-style-complex="italic"/>
    </style:style>
    <style:style style:name="T3" style:family="text">
      <style:text-properties fo:font-style="italic" officeooo:rsid="00a1f4ba" style:font-style-asian="italic" style:font-style-complex="italic"/>
    </style:style>
    <style:style style:name="T4" style:family="text">
      <style:text-properties fo:font-style="italic" officeooo:rsid="00a1f4ba" fo:background-color="#ffff00" loext:char-shading-value="0" style:font-style-asian="italic" style:font-style-complex="italic"/>
    </style:style>
    <style:style style:name="T5" style:family="text">
      <style:text-properties officeooo:rsid="0017b9a0"/>
    </style:style>
    <style:style style:name="T6" style:family="text">
      <style:text-properties officeooo:rsid="00210ca0"/>
    </style:style>
    <style:style style:name="T7" style:family="text">
      <style:text-properties officeooo:rsid="00271d96"/>
    </style:style>
    <style:style style:name="T8"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9"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10" style:family="text">
      <style:text-properties officeooo:rsid="0027e771"/>
    </style:style>
    <style:style style:name="T11" style:family="text">
      <style:text-properties fo:language="fr" fo:country="FR" style:language-asian="zxx" style:country-asian="none" style:language-complex="zxx" style:country-complex="none"/>
    </style:style>
    <style:style style:name="T12" style:family="text">
      <style:text-properties fo:language="fr" fo:country="FR" officeooo:rsid="0032ee8c" style:language-asian="zxx" style:country-asian="none" style:language-complex="zxx" style:country-complex="none"/>
    </style:style>
    <style:style style:name="T13" style:family="text">
      <style:text-properties fo:language="fr" fo:country="FR" officeooo:rsid="00349c9a" style:language-asian="zxx" style:country-asian="none" style:language-complex="zxx" style:country-complex="none"/>
    </style:style>
    <style:style style:name="T14" style:family="text">
      <style:text-properties fo:language="fr" fo:country="FR" officeooo:rsid="00375c9e" style:language-asian="zxx" style:country-asian="none" style:language-complex="zxx" style:country-complex="none"/>
    </style:style>
    <style:style style:name="T15" style:family="text">
      <style:text-properties fo:language="fr" fo:country="FR" officeooo:rsid="003a88f7" style:language-asian="zxx" style:country-asian="none" style:language-complex="zxx" style:country-complex="none"/>
    </style:style>
    <style:style style:name="T16" style:family="text">
      <style:text-properties fo:language="fr" fo:country="FR" officeooo:rsid="004fa5ff" style:language-asian="zxx" style:country-asian="none" style:language-complex="zxx" style:country-complex="none"/>
    </style:style>
    <style:style style:name="T17" style:family="text">
      <style:text-properties fo:language="fr" fo:country="FR" officeooo:rsid="005e302b" style:language-asian="zxx" style:country-asian="none" style:language-complex="zxx" style:country-complex="none"/>
    </style:style>
    <style:style style:name="T18" style:family="text">
      <style:text-properties fo:language="fr" fo:country="FR" officeooo:rsid="005fa5bf" style:language-asian="zxx" style:country-asian="none" style:language-complex="zxx" style:country-complex="none"/>
    </style:style>
    <style:style style:name="T19" style:family="text">
      <style:text-properties fo:language="fr" fo:country="FR" officeooo:rsid="00704d92" style:language-asian="zxx" style:country-asian="none" style:language-complex="zxx" style:country-complex="none"/>
    </style:style>
    <style:style style:name="T20" style:family="text">
      <style:text-properties fo:language="fr" fo:country="FR" officeooo:rsid="007ac5c3" style:language-asian="zxx" style:country-asian="none" style:language-complex="zxx" style:country-complex="none"/>
    </style:style>
    <style:style style:name="T21" style:family="text">
      <style:text-properties fo:language="fr" fo:country="FR" officeooo:rsid="007ce0bf" style:language-asian="zxx" style:country-asian="none" style:language-complex="zxx" style:country-complex="none"/>
    </style:style>
    <style:style style:name="T22" style:family="text">
      <style:text-properties fo:language="fr" fo:country="FR" fo:background-color="#ffff00" loext:char-shading-value="0" style:language-asian="zxx" style:country-asian="none" style:language-complex="zxx" style:country-complex="none"/>
    </style:style>
    <style:style style:name="T23" style:family="text">
      <style:text-properties fo:background-color="#ffff00" loext:char-shading-value="0"/>
    </style:style>
    <style:style style:name="T24" style:family="text">
      <style:text-properties officeooo:rsid="0039b5d7" fo:background-color="#ffff00" loext:char-shading-value="0"/>
    </style:style>
    <style:style style:name="T25" style:family="text">
      <style:text-properties officeooo:rsid="00908956" fo:background-color="#ffff00" loext:char-shading-value="0"/>
    </style:style>
    <style:style style:name="T26" style:family="text">
      <style:text-properties fo:background-color="transparent" loext:char-shading-value="0"/>
    </style:style>
    <style:style style:name="T27" style:family="text">
      <style:text-properties officeooo:rsid="002d89e0" fo:background-color="transparent" loext:char-shading-value="0"/>
    </style:style>
    <style:style style:name="T28" style:family="text">
      <style:text-properties officeooo:rsid="003e595e"/>
    </style:style>
    <style:style style:name="T29" style:family="text">
      <style:text-properties officeooo:rsid="004698d2"/>
    </style:style>
    <style:style style:name="T30" style:family="text">
      <style:text-properties officeooo:rsid="00473bb4"/>
    </style:style>
    <style:style style:name="T31" style:family="text">
      <style:text-properties officeooo:rsid="004db6c1"/>
    </style:style>
    <style:style style:name="T32" style:family="text">
      <style:text-properties officeooo:rsid="005191b2"/>
    </style:style>
    <style:style style:name="T33" style:family="text">
      <style:text-properties officeooo:rsid="0053d456"/>
    </style:style>
    <style:style style:name="T34" style:family="text">
      <style:text-properties officeooo:rsid="00593e16"/>
    </style:style>
    <style:style style:name="T35" style:family="text">
      <style:text-properties officeooo:rsid="005a818c"/>
    </style:style>
    <style:style style:name="T36" style:family="text">
      <style:text-properties officeooo:rsid="005b855d"/>
    </style:style>
    <style:style style:name="T37" style:family="text">
      <style:text-properties fo:font-size="9pt" fo:font-style="italic" officeooo:rsid="0052736e" style:font-size-asian="9pt" style:font-style-asian="italic" style:font-size-complex="9pt" style:font-style-complex="italic"/>
    </style:style>
    <style:style style:name="T38" style:family="text">
      <style:text-properties officeooo:rsid="006660bf"/>
    </style:style>
    <style:style style:name="T39" style:family="text">
      <style:text-properties officeooo:rsid="006818fa"/>
    </style:style>
    <style:style style:name="T40" style:family="text">
      <style:text-properties officeooo:rsid="0069ba53"/>
    </style:style>
    <style:style style:name="T41" style:family="text">
      <style:text-properties officeooo:rsid="006a8daf"/>
    </style:style>
    <style:style style:name="T42" style:family="text">
      <style:text-properties officeooo:rsid="007ac5c3"/>
    </style:style>
    <style:style style:name="T43" style:family="text">
      <style:text-properties officeooo:rsid="00826586"/>
    </style:style>
    <style:style style:name="T44" style:family="text">
      <style:text-properties officeooo:rsid="00843bd5"/>
    </style:style>
    <style:style style:name="T45" style:family="text">
      <style:text-properties officeooo:rsid="0088a0c5"/>
    </style:style>
    <style:style style:name="T46" style:family="text">
      <style:text-properties officeooo:rsid="008d8f91"/>
    </style:style>
    <style:style style:name="T47" style:family="text">
      <style:text-properties officeooo:rsid="008f2403"/>
    </style:style>
    <style:style style:name="T48" style:family="text">
      <style:text-properties officeooo:rsid="008ffcb2"/>
    </style:style>
    <style:style style:name="T49" style:family="text">
      <style:text-properties officeooo:rsid="00908956"/>
    </style:style>
    <style:style style:name="T50" style:family="text">
      <style:text-properties fo:font-weight="normal" style:font-weight-asian="normal" style:font-weight-complex="normal"/>
    </style:style>
    <style:style style:name="T51" style:family="text">
      <style:text-properties fo:font-weight="normal" officeooo:rsid="0099b250" style:font-weight-asian="normal" style:font-weight-complex="normal"/>
    </style:style>
    <style:style style:name="T52" style:family="text">
      <style:text-properties fo:font-weight="normal" officeooo:rsid="009c57f6" style:font-weight-asian="normal" style:font-weight-complex="normal"/>
    </style:style>
    <style:style style:name="T53" style:family="text">
      <style:text-properties fo:font-weight="normal" officeooo:rsid="009c6847" style:font-weight-asian="normal" style:font-weight-complex="normal"/>
    </style:style>
    <style:style style:name="T54" style:family="text">
      <style:text-properties style:text-underline-style="none"/>
    </style:style>
    <style:style style:name="T55" style:family="text">
      <style:text-properties officeooo:rsid="00940f67"/>
    </style:style>
    <style:style style:name="T56" style:family="text">
      <style:text-properties officeooo:rsid="0095cbf7"/>
    </style:style>
    <style:style style:name="T57" style:family="text">
      <style:text-properties fo:color="#0000ff" fo:font-style="italic" style:text-underline-style="none" officeooo:rsid="006c2f38" fo:background-color="transparent" loext:char-shading-value="0" style:font-style-asian="italic" style:font-style-complex="italic"/>
    </style:style>
    <style:style style:name="T58" style:family="text">
      <style:text-properties fo:color="#0000ff" fo:font-style="italic" style:text-underline-style="none" officeooo:rsid="00962e4a" fo:background-color="transparent" loext:char-shading-value="0" style:font-style-asian="italic" style:font-style-complex="italic"/>
    </style:style>
    <style:style style:name="T59" style:family="text">
      <style:text-properties officeooo:rsid="0098ca0e"/>
    </style:style>
    <style:style style:name="T60" style:family="text">
      <style:text-properties officeooo:rsid="0099b250"/>
    </style:style>
    <style:style style:name="T61" style:family="text">
      <style:text-properties officeooo:rsid="009c57f6"/>
    </style:style>
    <style:style style:name="T62" style:family="text">
      <style:text-properties officeooo:rsid="009d0d64"/>
    </style:style>
    <style:style style:name="T63" style:family="text">
      <style:text-properties officeooo:rsid="009d57b6"/>
    </style:style>
    <style:style style:name="T64" style:family="text">
      <style:text-properties officeooo:rsid="009ed2a3"/>
    </style:style>
    <style:style style:name="T65" style:family="text">
      <style:text-properties officeooo:rsid="009f3b0c"/>
    </style:style>
    <style:style style:name="T66" style:family="text">
      <style:text-properties officeooo:rsid="00a1f4ba"/>
    </style:style>
    <style:style style:name="T67" style:family="text">
      <style:text-properties officeooo:rsid="00a91183"/>
    </style:style>
    <style:style style:name="T68" style:family="text">
      <style:text-properties fo:font-style="normal" fo:background-color="#ffff00" loext:char-shading-value="0" style:font-style-asian="normal" style:font-style-complex="normal"/>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89">Contenu des pages <text:span text:style-name="T7">obligatoires et communes</text:span></text:p>
      <text:p text:style-name="P1">Projet :</text:p>
      <text:p text:style-name="P1">Client :</text:p>
      <text:p text:style-name="P18">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1">URL_SITE_WEB</text:p>
          </table:table-cell>
          <table:table-cell table:style-name="Tableau14.B1" office:value-type="string">
            <text:p text:style-name="P67">Adresse URL du site</text:p>
            <text:p text:style-name="P69">(exemple : monsiteweb.fr )</text:p>
          </table:table-cell>
        </table:table-row>
        <table:table-row table:style-name="Tableau14.1">
          <table:table-cell table:style-name="Tableau14.A2" office:value-type="string">
            <text:p text:style-name="P41">NOM_SITE</text:p>
          </table:table-cell>
          <table:table-cell table:style-name="Tableau14.B2" office:value-type="string">
            <text:p text:style-name="P74">Nom du site</text:p>
          </table:table-cell>
        </table:table-row>
        <table:table-row table:style-name="Tableau14.1">
          <table:table-cell table:style-name="Tableau14.A2" office:value-type="string">
            <text:p text:style-name="P22">NOM_PROPRIETAIRE</text:p>
          </table:table-cell>
          <table:table-cell table:style-name="Tableau14.B2" office:value-type="string">
            <text:p text:style-name="P68">Nom de la personne physique propriétaire du site ou la dénomination sociale d'une entreprise ou autre organisme.</text:p>
          </table:table-cell>
        </table:table-row>
        <table:table-row table:style-name="Tableau14.1">
          <table:table-cell table:style-name="Tableau14.A2" office:value-type="string">
            <text:p text:style-name="P23">NUM_REG_COMMERCE</text:p>
          </table:table-cell>
          <table:table-cell table:style-name="Tableau14.B2" office:value-type="string">
            <text:p text:style-name="P43">N° du Registre du Commerce et des Sociétés</text:p>
          </table:table-cell>
        </table:table-row>
        <table:table-row table:style-name="Tableau14.1">
          <table:table-cell table:style-name="Tableau14.A2" office:value-type="string">
            <text:p text:style-name="P45">RAISON_SOCIALE</text:p>
          </table:table-cell>
          <table:table-cell table:style-name="Tableau14.B2" office:value-type="string">
            <text:p text:style-name="P29">Raison Sociale</text:p>
          </table:table-cell>
        </table:table-row>
        <table:table-row table:style-name="Tableau14.1">
          <table:table-cell table:style-name="Tableau14.A2" office:value-type="string">
            <text:p text:style-name="P30">SIRET</text:p>
          </table:table-cell>
          <table:table-cell table:style-name="Tableau14.B2" office:value-type="string">
            <text:p text:style-name="P29">Numéro de SIRET</text:p>
          </table:table-cell>
        </table:table-row>
        <table:table-row table:style-name="Tableau14.1">
          <table:table-cell table:style-name="Tableau14.A2" office:value-type="string">
            <text:p text:style-name="P47">ADR_POST_PROP</text:p>
          </table:table-cell>
          <table:table-cell table:style-name="Tableau14.B2" office:value-type="string">
            <text:p text:style-name="P29">Adresse Postale du Propriétaire</text:p>
          </table:table-cell>
        </table:table-row>
        <table:table-row table:style-name="Tableau14.1">
          <table:table-cell table:style-name="Tableau14.A2" office:value-type="string">
            <text:p text:style-name="P47">CAPITAL</text:p>
          </table:table-cell>
          <table:table-cell table:style-name="Tableau14.B2" office:value-type="string">
            <text:p text:style-name="P29">Capital Social</text:p>
          </table:table-cell>
        </table:table-row>
        <table:table-row table:style-name="Tableau14.1">
          <table:table-cell table:style-name="Tableau14.A2" office:value-type="string">
            <text:p text:style-name="P48">PRESTATAIRE</text:p>
          </table:table-cell>
          <table:table-cell table:style-name="Tableau14.B2" office:value-type="string">
            <text:p text:style-name="P31">Agence Prestataire</text:p>
          </table:table-cell>
        </table:table-row>
        <table:table-row table:style-name="Tableau14.1">
          <table:table-cell table:style-name="Tableau14.A2" office:value-type="string">
            <text:p text:style-name="P27"><text:span text:style-name="T12">URL_</text:span><text:span text:style-name="T14">PRESTATAIRE</text:span></text:p>
          </table:table-cell>
          <table:table-cell table:style-name="Tableau14.B2" office:value-type="string">
            <text:p text:style-name="P32">Adresse du site du Prestataire (penser à en faire un lien)</text:p>
          </table:table-cell>
        </table:table-row>
        <table:table-row table:style-name="Tableau14.1">
          <table:table-cell table:style-name="Tableau14.A2" office:value-type="string">
            <text:p text:style-name="P49">RESP_PUBLICATION</text:p>
          </table:table-cell>
          <table:table-cell table:style-name="Tableau14.B2" office:value-type="string">
            <text:p text:style-name="P50">Nom du Responsable de publication</text:p>
          </table:table-cell>
        </table:table-row>
        <table:table-row table:style-name="Tableau14.1">
          <table:table-cell table:style-name="Tableau14.A2" office:value-type="string">
            <text:p text:style-name="P49">CONTACT_RESP_PUB</text:p>
          </table:table-cell>
          <table:table-cell table:style-name="Tableau14.B2" office:value-type="string">
            <text:p text:style-name="P44">Contact du Responsable de publication</text:p>
          </table:table-cell>
        </table:table-row>
        <table:table-row table:style-name="Tableau14.1">
          <table:table-cell table:style-name="Tableau14.A2" office:value-type="string">
            <text:p text:style-name="P49">WEBMASTER</text:p>
          </table:table-cell>
          <table:table-cell table:style-name="Tableau14.B2" office:value-type="string">
            <text:p text:style-name="P50">Nom du Webmaster</text:p>
          </table:table-cell>
        </table:table-row>
        <table:table-row table:style-name="Tableau14.1">
          <table:table-cell table:style-name="Tableau14.A2" office:value-type="string">
            <text:p text:style-name="P49">CONTACT_WEBMASTER</text:p>
          </table:table-cell>
          <table:table-cell table:style-name="Tableau14.B2" office:value-type="string">
            <text:p text:style-name="P50">Contact du Webmaster</text:p>
          </table:table-cell>
        </table:table-row>
        <table:table-row table:style-name="Tableau14.1">
          <table:table-cell table:style-name="Tableau14.A2" office:value-type="string">
            <text:p text:style-name="P46">HEBERGEUR</text:p>
          </table:table-cell>
          <table:table-cell table:style-name="Tableau14.B2" office:value-type="string">
            <text:p text:style-name="P33">Nom de l’Hébergeur</text:p>
          </table:table-cell>
        </table:table-row>
        <table:table-row table:style-name="Tableau14.1">
          <table:table-cell table:style-name="Tableau14.A2" office:value-type="string">
            <text:p text:style-name="P49">URL_HEBERGEUR</text:p>
          </table:table-cell>
          <table:table-cell table:style-name="Tableau14.B2" office:value-type="string">
            <text:p text:style-name="P44">Adresse de l'Hébergeur</text:p>
          </table:table-cell>
        </table:table-row>
        <table:table-row table:style-name="Tableau14.1">
          <table:table-cell table:style-name="Tableau14.A2" office:value-type="string">
            <text:p text:style-name="P49">TEL_HEBERGEUR</text:p>
          </table:table-cell>
          <table:table-cell table:style-name="Tableau14.B2" office:value-type="string">
            <text:p text:style-name="P50">Téléphone de l'Hébergeur</text:p>
          </table:table-cell>
        </table:table-row>
        <table:table-row table:style-name="Tableau14.18">
          <table:table-cell table:style-name="Tableau14.A2" office:value-type="string">
            <text:p text:style-name="P25">NUM_CNIL</text:p>
          </table:table-cell>
          <table:table-cell table:style-name="Tableau14.B2" office:value-type="string">
            <text:p text:style-name="P26">Numéro d’enregistrement CNIL</text:p>
          </table:table-cell>
        </table:table-row>
      </table:table>
      <text:p text:style-name="P23"/>
      <text:p text:style-name="P90">PAGE « <text:span text:style-name="T10">Mentions légales »</text:span></text:p>
      <text:p text:style-name="P79">***</text:p>
      <text:p text:style-name="P84">/<text:span text:style-name="T28">mentions-legales</text:span></text:p>
      <text:p text:style-name="P72">/<text:span text:style-name="T1">mentions-legales#cookies</text:span></text:p>
      <text:p text:style-name="P40"/>
      <text:p text:style-name="P38">Ce fichier donne un modèle de page de mentions légales adapté à la quasi-totalité des site professionnels et de e-commerce.</text:p>
      <text:p text:style-name="P38">Il se peut que certaines informations ne soient pas nécessaires pour des sites Vitrine ou de particuliers <text:span text:style-name="T35">et d’</text:span>associations <text:span text:style-name="T34">(CNIL) ou</text:span> <text:span text:style-name="T35">d’autoentrepreuneurs (n° TVA + n° RCS).</text:span></text:p>
      <text:p text:style-name="P38">Il en est de la responsabilité du client de connaître les réglementations spécifiques à son activité <text:span text:style-name="T36">à intégrer dans les mentions légales.</text:span></text:p>
      <text:p text:style-name="P39">Il est à noter que ces mentions légales sont, de préférence et autant que possible, à intégrer dans le<text:span text:style-name="T29">s pages de réseaux sociaux.</text:span></text:p>
      <text:p text:style-name="P36"><text:span text:style-name="T37">Pour toute information complémentaire : </text:span><text:a xlink:type="simple" xlink:href="https://www.cnil.fr/fr/modeles/mention" text:style-name="Internet_20_link" text:visited-style-name="Visited_20_Internet_20_Link"><text:span text:style-name="T37">https://www.cnil.fr/fr/modeles/mention</text:span></text:a><text:span text:style-name="T37"> </text:span></text:p>
      <table:table table:name="Tableau5" table:style-name="Tableau5">
        <table:table-column table:style-name="Tableau5.A"/>
        <table:table-column table:style-name="Tableau5.B"/>
        <table:table-row>
          <table:table-cell table:style-name="Tableau5.A1" office:value-type="string">
            <text:p text:style-name="P58">&lt;title&gt; 56 caractères MAX</text:p>
          </table:table-cell>
          <table:table-cell table:style-name="Tableau5.B1" office:value-type="string">
            <text:p text:style-name="P63"><text:span text:style-name="T20">NOM_SITE</text:span><text:span text:style-name="T11"> - </text:span>Mentions légales</text:p>
          </table:table-cell>
        </table:table-row>
        <table:table-row table:style-name="Tableau5.2">
          <table:table-cell table:style-name="Tableau5.A5" office:value-type="string">
            <text:p text:style-name="P58">Meta description</text:p>
            <text:p text:style-name="P58">156 caractères MAX</text:p>
          </table:table-cell>
          <table:table-cell table:style-name="Tableau5.B2" office:value-type="string">
            <text:p text:style-name="P70">Mentions légales du site <text:span text:style-name="T42">NOM_SITE</text:span> appartenant à <text:span text:style-name="T11">NOM_PROPRIETAIRE.</text:span></text:p>
          </table:table-cell>
        </table:table-row>
        <table:table-row table:style-name="Tableau5.3">
          <table:table-cell table:style-name="Tableau5.A5" office:value-type="string">
            <text:p text:style-name="P58">Sélection de Mots-clefs <text:span text:style-name="T5">à intégrer</text:span></text:p>
          </table:table-cell>
          <table:table-cell table:style-name="Tableau5.B2" office:value-type="string">
            <text:p text:style-name="P17"><text:span text:style-name="T20">NOM_SITE</text:span><text:span text:style-name="T11">, </text:span><text:span text:style-name="T18">m</text:span><text:span text:style-name="T17">entions légales</text:span></text:p>
          </table:table-cell>
        </table:table-row>
        <table:table-row table:style-name="Tableau5.4">
          <table:table-cell table:style-name="Tableau5.A5" office:value-type="string">
            <text:p text:style-name="P58">Nombre total de mots</text:p>
          </table:table-cell>
          <table:table-cell table:style-name="Tableau5.B4" office:value-type="string">
            <text:p text:style-name="P78">+ 1800 mots</text:p>
          </table:table-cell>
        </table:table-row>
        <table:table-row table:style-name="Tableau5.4">
          <table:table-cell table:style-name="Tableau5.A5" office:value-type="string">
            <text:p text:style-name="P61">Fil d’ariane</text:p>
            <text:p text:style-name="P61">(Emplacement dans le menu)</text:p>
          </table:table-cell>
          <table:table-cell table:style-name="Tableau5.B4" office:value-type="string">
            <text:p text:style-name="P61">&gt; <text:span text:style-name="T10">Mentions légales</text:span></text:p>
          </table:table-cell>
        </table:table-row>
      </table:table>
      <text:h text:style-name="P101" text:outline-level="1">Mentions légales <text:span text:style-name="T59">du site URL_SITE_WEB</text:span></text:h>
      <text:h text:style-name="Heading_20_2" text:outline-level="2">1. Présentation du site « <text:span text:style-name="T42">NOM_SITE »</text:span></text:h>
      <text:p text:style-name="P15">En vertu de l'article 6 de la loi n° 2004-575 du 21 juin 2004 pour la confiance dans l'économie numérique, il est précisé aux utilisateurs du site URL_SITE_WEB l'identité des différents intervenants dans le cadre de sa réalisation et de son suivi :</text:p>
      <text:p text:style-name="P16"><text:span text:style-name="Strong_20_Emphasis"><text:span text:style-name="T11">Propriétaire</text:span></text:span><text:span text:style-name="T11"> : NOM_PROPRIETAIRE – </text:span><text:span text:style-name="T12">RAISON_SOCIALE –</text:span><text:span text:style-name="T11"> SIRET – </text:span><text:span text:style-name="T13">ADR_POST_PROP</text:span><text:span text:style-name="T11"> – </text:span><text:span text:style-name="T13">CAPITAL</text:span><text:span text:style-name="T11"><text:line-break/>Numéro du Registre du Commerce et des Sociétés : NUM_REG_COMMERCE<text:line-break/></text:span><text:span text:style-name="T22">Numéro de TVA intracommunautaire : "N° individuel d’identification (TVA intracommunautaire)"<text:line-break/>Autoentreprise, « </text:span><text:span text:style-name="Emphasis"><text:span text:style-name="T22">TVA non applicable - article 293 B du CGI </text:span></text:span><text:span text:style-name="T22">» </text:span><text:span text:style-name="T11"><text:line-break/></text:span><text:span text:style-name="Strong_20_Emphasis"><text:span text:style-name="T11">Créateur</text:span></text:span><text:span text:style-name="T11"> : </text:span><text:span text:style-name="T14">PRESTATAIRE</text:span><text:span text:style-name="T11"> – URL_</text:span><text:span text:style-name="T14">PRESTATAIRE</text:span><text:span text:style-name="T11"><text:line-break/>Directeur de</text:span><text:span text:style-name="Strong_20_Emphasis"><text:span text:style-name="T11"> publication</text:span></text:span><text:span text:style-name="T11"> : </text:span><text:span text:style-name="T15">RESP_PUBLICATION</text:span><text:span text:style-name="T11"> – </text:span><text:span text:style-name="T15">CONTACT_RESP_PUB</text:span><text:span text:style-name="T11"><text:line-break/></text:span><text:span text:style-name="T22">Le directeur de publication est une personne physique ou une personne morale.</text:span><text:span text:style-name="T11"><text:line-break/></text:span><text:span text:style-name="Strong_20_Emphasis"><text:span text:style-name="T11">Webmaster</text:span></text:span><text:span text:style-name="T11"> : </text:span><text:span text:style-name="T15">WEBMASTER</text:span><text:span text:style-name="T11"> – </text:span><text:span text:style-name="T15">CONTACT_WEBMASTER</text:span><text:span text:style-name="T11"><text:line-break/></text:span><text:span text:style-name="Strong_20_Emphasis"><text:span text:style-name="T11">Hébergeur</text:span></text:span><text:span text:style-name="T11"> : </text:span><text:span text:style-name="T12">HEBERGEUR</text:span><text:span text:style-name="T11"> – </text:span><text:span text:style-name="T15">URL_HEBERGEUR</text:span><text:span text:style-name="T11"> – </text:span><text:span text:style-name="T15">TEL_HEBERGEUR</text:span></text:p>
      <text:p text:style-name="P15">Vous pouvez retrouver nous contacter grâce à notre formulaire de contact.</text:p>
      <text:p text:style-name="P19">Réglementation de l'Activité professionnelle</text:p>
      <text:p text:style-name="P5">Autorisation d'activité délivrée par l'autorité suivante : <text:span text:style-name="T2">nom et adresse de l’autorité</text:span>.</text:p>
      <text:p text:style-name="P5"><text:soft-page-break/>Profession Réglementée :</text:p>
      <text:list xml:id="list4395843210529286784" text:style-name="L1">
        <text:list-item>
          <text:p text:style-name="P93">Référence aux règles professionnelles applicables,</text:p>
        </text:list-item>
        <text:list-item>
          <text:p text:style-name="P93">Titre professionnel,</text:p>
        </text:list-item>
        <text:list-item>
          <text:p text:style-name="P93">Etat membre dans lequel il a été octroyé,</text:p>
        </text:list-item>
        <text:list-item>
          <text:p text:style-name="P93">Nom de l’ordre ou de l’organisme professionnel auprès duquel elle est inscrite.</text:p>
        </text:list-item>
      </text:list>
      <text:h text:style-name="Heading_20_2" text:outline-level="2">2. Conditions générales d’utilisation du site et des services proposés</text:h>
      <text:p text:style-name="P15">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5">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15">Le site URL_SITE_WEB est mis à jour régulièrement par "Nom du Responsable de publication". De la même façon, les mentions légales peuvent être modifiées à tout moment : elles s’imposent néanmoins à l’utilisateur qui est invité à s’y référer le plus souvent possible afin d’en prendre connaissance.</text:p>
      <text:p text:style-name="P5">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33">s</text:span> e-commerce)</text:p>
      <text:h text:style-name="Heading_20_2" text:outline-level="2">3. Description des services fournis</text:h>
      <text:p text:style-name="P15">Le site URL_SITE_WEB a pour objet de fournir une information concernant l’ensemble des activités de la société.</text:p>
      <text:p text:style-name="P15">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5">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4. Limitations contractuelles sur les données techniques</text:h>
      <text:p text:style-name="P15">Le site utilise la technologie JavaScript.</text:p>
      <text:p text:style-name="P15"><text:soft-page-break/>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5. Propriété intellectuelle et contrefaçons</text:h>
      <text:p text:style-name="P15">NOM_PROPRIETAIRE est propriétaire des droits de propriété intellectuelle ou détient les droits d’usage sur tous les éléments accessibles sur le site, notamment les textes, images, graphismes, logo, icônes, sons, logiciels.</text:p>
      <text:p text:style-name="P15">Toute reproduction, représentation, modification, publication, adaptation de tout ou partie des éléments du site, quel que soit le moyen ou le procédé utilisé, est interdite, sauf autorisation écrite préalable de : NOM_PROPRIETAIRE.</text:p>
      <text:p text:style-name="P15">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5">NOM_PROPRIETAIRE est identiquement propriétaire des "droits des producteurs de bases de données" visés au Livre III, Titre IV, du Code de la Propriété Intellectuelle (loi n° 98-536 du 1er juillet 1998) relative aux droits d'auteur et aux bases de données. </text:p>
      <text:h text:style-name="Heading_20_2" text:outline-level="2">6. Limitations de responsabilité</text:h>
      <text:p text:style-name="P28">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28">NOM_PROPRIETAIRE ne pourra également être tenue responsable des dommages indirects (tels par exemple qu’une perte de marché ou perte d’une chance) consécutifs à l’utilisation du site URL_SITE_WEB .</text:p>
      <text:p text:style-name="P15">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7. Gestion des données personnelles</text:h>
      <text:p text:style-name="P15">En France, les données personnelles sont notamment protégées par la loi n° 78-87 du 6 janvier 1978, la loi n° 2004-801 du 6 août 2004, l'article L. 226-13 du Code pénal et la Directive Européenne du 24 octobre 1995.</text:p>
      <text:p text:style-name="P24"><text:soft-page-break/>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4">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par lui-même à leur saisie. Il est alors précisé à l'utilisateur du site URL_SITE_WEB l’obligation ou non de fournir ces informations.</text:p>
      <text:p text:style-name="P15">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4">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5">Le site susnommé est déclaré à la CNIL sous le numéro NUM_CNIL.</text:p>
      <text:p text:style-name="P5">Le site n'est pas déclaré à la CNIL car il ne recueille pas d'informations personnelles. </text:p>
      <text:p text:style-name="P15">Les bases de données sont protégées par les dispositions de la loi du 1er juillet 1998 transposant la directive 96/9 du 11 mars 1996 relative à la protection juridique des bases de données.</text:p>
      <text:h text:style-name="Heading_20_2" text:outline-level="2">8. Liens hypertextes et cookies</text:h>
      <text:h text:style-name="Heading_20_3" text:outline-level="3">Liens hypertextes</text:h>
      <text:p text:style-name="P54">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p>
      <text:h text:style-name="Heading_20_3" text:outline-level="3">Cookies strictement nécessaires au site <text:span text:style-name="T49">URL_SITE_WEB</text:span></text:h>
      <text:p text:style-name="P15">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49">et de faciliter plusieurs fonctionnalités intrinsèques.</text:span></text:p>
      <text:p text:style-name="P15">Le refus d’installation d’un cookie peut entraîner l’impossibilité d’accéder à certains services. L’utilisateur peut toutefois configurer son ordinateur de la manière suivante, pour refuser l’installation des cookies :</text:p>
      <text:p text:style-name="P15"><text:soft-page-break/>Sous Internet Explorer : onglet outil (pictogramme en forme de rouage en haut a droite) / options internet. Cliquez sur Confidentialité et choisissez Bloquer tous les cookies. Validez sur OK.</text:p>
      <text:p text:style-name="P15">Sous Firefox : <text:span text:style-name="T47">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15">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15">Sous Chrome : Cliquez en haut à droite du navigateur sur le pictogramme de menu <text:span text:style-name="T48">Édition</text:span>. Sélectionnez <text:span text:style-name="T48">Préférences</text:span>. Dans l'onglet "Confidentialité", vous pouvez bloquer les cookies <text:span text:style-name="T48">avec le réglage "Bloquer les cookies" positionné sur "Toujours"</text:span>.</text:p>
      <text:p text:style-name="P15">Sous Opéra 6.0 : Cliquez dans le menu "Fichier", puis "Préférences", puis entrez dans l'onglet "Vie Privée".</text:p>
      <text:p text:style-name="P15">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6">Liste des cookies nécessaires utilisés : <text:span text:style-name="T2">(noms et fonctions)</text:span></text:p>
      <text:h text:style-name="P106" text:outline-level="3">Cookies <text:span text:style-name="T62">et traceurs tiers</text:span><text:span text:style-name="T54"> </text:span><text:span text:style-name="T57">(Ancre : #cookies-</text:span><text:span text:style-name="T58">tiers</text:span><text:span text:style-name="T57">)</text:span></text:h>
      <text:p text:style-name="P100"><text:span text:style-name="T49">Le site utilise aussi d’autres outils utilisant des cookies ou d’autres traceurs qui ont pour </text:span>vocation <text:span text:style-name="T63">de mesurer</text:span> <text:span text:style-name="T63">les</text:span> fréquentation, <text:span text:style-name="T63">améliorer l’expérience utilisateur, permettre</text:span> <text:span text:style-name="T49">des partages sur les réseaux sociaux </text:span><text:span text:style-name="T25">ou encore des opérations publicitaires</text:span>. <text:span text:style-name="T61">Normalement, vous avez déjà accepté ou refusé ceux-ci sur votre navigateur grâce à un bandeau affiché sur la page.</text:span></text:p>
      <text:p text:style-name="P94">Vous pouvez à tout moment modifier ce choix c<text:span text:style-name="T67">hoisissant les options </text:span>ci-dessous :</text:p>
      <text:p text:style-name="P100"><text:span text:style-name="Emphasis"><text:span text:style-name="T68">Acceptez-vous le dépôt et la lecture de cookies afin que nous et nos partenaires puissions analyser vos centres d'intérêts pour vous proposer des publicités personnalisées ?</text:span></text:span></text:p>
      <text:p text:style-name="P99"><draw:frame draw:style-name="fr1" draw:name="Image1" text:anchor-type="paragraph" svg:width="0.397cm" svg:height="0.397cm" draw:z-index="0"><draw:image xlink:href="Pictures/100002010000000F0000000F53CED9BBB7095FC8.png" xlink:type="simple" xlink:show="embed" xlink:actuate="onLoad"/><svg:title>Btn-radio checked</svg:title></draw:frame>Oui</text:p>
      <text:p text:style-name="P99"><draw:frame draw:style-name="fr2" draw:name="Image2" text:anchor-type="paragraph" svg:width="0.397cm" svg:height="0.397cm" draw:z-index="1"><draw:image xlink:href="Pictures/100002010000000F0000000FAF9913FCB06B7F61.png" xlink:type="simple" xlink:show="embed" xlink:actuate="onLoad"/><svg:title>Btn radio non checked</svg:title></draw:frame>Non</text:p>
      <text:p text:style-name="P100"><text:span text:style-name="Emphasis"><text:span text:style-name="T68">Acceptez-vous le dépôt et la lecture de cookies afin d'analyser votre navigation et nous permettre de mesurer l'audience de notre site internet ?</text:span></text:span></text:p>
      <text:p text:style-name="P99"><draw:frame draw:style-name="fr1" draw:name="Image3" text:anchor-type="paragraph" svg:width="0.397cm" svg:height="0.397cm" draw:z-index="2"><draw:image xlink:href="Pictures/100002010000000F0000000F53CED9BBB7095FC8.png" xlink:type="simple" xlink:show="embed" xlink:actuate="onLoad"/><svg:title>Btn-radio checked</svg:title></draw:frame>Oui</text:p>
      <text:p text:style-name="P99"><draw:frame draw:style-name="fr2" draw:name="Image4" text:anchor-type="paragraph" svg:width="0.397cm" svg:height="0.397cm" draw:z-index="3"><draw:image xlink:href="Pictures/100002010000000F0000000FAF9913FCB06B7F61.png" xlink:type="simple" xlink:show="embed" xlink:actuate="onLoad"/><svg:title>Btn radio non checked</svg:title></draw:frame>Non</text:p>
      <text:p text:style-name="P100"><text:span text:style-name="Emphasis"><text:span text:style-name="T68">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99"><draw:frame draw:style-name="fr1" draw:name="Image5" text:anchor-type="paragraph" svg:width="0.397cm" svg:height="0.397cm" draw:z-index="4"><draw:image xlink:href="Pictures/100002010000000F0000000F53CED9BBB7095FC8.png" xlink:type="simple" xlink:show="embed" xlink:actuate="onLoad"/><svg:title>Btn-radio checked</svg:title></draw:frame>Oui</text:p>
      <text:p text:style-name="P99"><draw:frame draw:style-name="fr2" draw:name="Image6" text:anchor-type="paragraph" svg:width="0.397cm" svg:height="0.397cm" draw:z-index="5"><draw:image xlink:href="Pictures/100002010000000F0000000FAF9913FCB06B7F61.png" xlink:type="simple" xlink:show="embed" xlink:actuate="onLoad"/><svg:title>Btn radio non checked</svg:title></draw:frame><text:soft-page-break/><text:span text:style-name="T4">Non</text:span></text:p>
      <text:p text:style-name="P55">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55">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Text_20_body"><text:span text:style-name="Strong_20_Emphasis"><text:span text:style-name="T52">Dans le cas où</text:span></text:span><text:span text:style-name="Strong_20_Emphasis"><text:span text:style-name="T50"> vous utilisez le navigateur Safari, </text:span></text:span><text:span text:style-name="Strong_20_Emphasis"><text:span text:style-name="T53">voici les instructions</text:span></text:span><text:span text:style-name="Strong_20_Emphasis"><text:span text:style-name="T50"> : </text:span></text:span><text:span text:style-name="Strong_20_Emphasis"><text:span text:style-name="T51">d</text:span></text:span>ans votre navigateur, choisissez le menu « Édition » puis sélectionnez « Préférences », <text:span text:style-name="T60">c</text:span>liquez sur « Confidentialité »,<text:span text:style-name="T60"> p</text:span>ositionnez le réglage « Bloquer les cookies sur « Des tierces parties et des annonceurs » puis cliquez sur OK.</text:p>
      <text:p text:style-name="P95">Vous pouvez en savoir plus sur l’utilisation des données collectées par Google en lien avec votre compte sur ces sites :</text:p>
      <text:list xml:id="list4878177402808277195" text:style-name="L2">
        <text:list-item>
          <text:p text:style-name="P96"><text:a xlink:type="simple" xlink:href="https://www.google.com/intl/fr/policies/privacy/partners/" text:style-name="Internet_20_link" text:visited-style-name="Visited_20_Internet_20_Link"><text:span text:style-name="T46">https://www.google.com/intl/fr/policies/privacy/partners/</text:span></text:a><text:span text:style-name="T46">,</text:span></text:p>
        </text:list-item>
        <text:list-item>
          <text:p text:style-name="P96"><text:a xlink:type="simple" xlink:href="https://www.google.com/policies/technologies/ads/" text:style-name="Internet_20_link" text:visited-style-name="Visited_20_Internet_20_Link"><text:span text:style-name="T46">https://www.google.com/policies/technologies/ads/</text:span></text:a><text:span text:style-name="T46">.</text:span></text:p>
        </text:list-item>
      </text:list>
      <text:p text:style-name="P97">Vous pouvez aussi utiliser ces outils pour contrôler l’utilisation des cookies :</text:p>
      <text:list xml:id="list4082557354669225121" text:style-name="L3">
        <text:list-item>
          <text:p text:style-name="P98"><text:a xlink:type="simple" xlink:href="http://www.youronlinechoices.com/fr/" text:style-name="Internet_20_link" text:visited-style-name="Visited_20_Internet_20_Link"><text:span text:style-name="T64">http://www.youronlinechoices.com/fr/</text:span></text:a><text:span text:style-name="T64">,</text:span></text:p>
        </text:list-item>
        <text:list-item>
          <text:p text:style-name="P98"><text:a xlink:type="simple" xlink:href="http://www.networkadvertising.org/choices/" text:style-name="Internet_20_link" text:visited-style-name="Visited_20_Internet_20_Link"><text:span text:style-name="T64">http://www.networkadvertising.org/choices/</text:span></text:a><text:span text:style-name="T64">.</text:span></text:p>
        </text:list-item>
      </text:list>
      <text:p text:style-name="P6">Liste des cookies nécessaires utilisés : <text:span text:style-name="T2">(noms et fonctions)</text:span></text:p>
      <text:h text:style-name="Heading_20_2" text:outline-level="2">9. Droit applicable et attribution de juridiction</text:h>
      <text:p text:style-name="P15">Tout litige en relation avec l’utilisation du site URL_SITE_WEB est soumis au droit français. Il est fait attribution exclusive de juridiction aux tribunaux compétents de <text:span text:style-name="T23">Paris/"Département du Propriétaire"</text:span>/France.</text:p>
      <text:h text:style-name="Heading_20_2" text:outline-level="2">10. Les principales lois concernées</text:h>
      <text:p text:style-name="P56">Loi n° 78-17 du 6 janvier 1978, notamment modifiée par l’<text:span text:style-name="T56">ordonnance</text:span> n° 2004-801 du 6 août 2004 <text:span text:style-name="T56">et par l’ordonnance n° 2011-2012 du 24 août 2011 (transposant la </text:span><text:a xlink:type="simple" xlink:href="http://eur-lex.europa.eu/legal-content/FR/TXT/?uri=URISERV%3Al24216a" text:style-name="Internet_20_link" text:visited-style-name="Visited_20_Internet_20_Link"><text:span text:style-name="T56">directive européenne 2009/136/CE, dites "paquet télécom"</text:span></text:a><text:span text:style-name="T56">), </text:span><text:s/>relative à l'informatique, aux fichiers et aux libertés.</text:p>
      <text:p text:style-name="P15">Loi n° 2004-575 du 21 juin 2004 pour la confiance dans l'économie numérique.</text:p>
      <text:p text:style-name="P51">Article 286 ter du code général des impôts (si N° de TVA). </text:p>
      <text:p text:style-name="P51">Article 293 B du code général des impôts (si auto-entreprise).</text:p>
      <text:h text:style-name="Heading_20_2" text:outline-level="2">11. Lexique</text:h>
      <text:p text:style-name="P15">Utilisateur : Internaute se connectant, utilisant le site susnommé.</text:p>
      <text:p text:style-name="P37">Informations personnelles : « les informations qui permettent, sous quelque forme que ce soit, directement ou non, l'identification des personnes physiques auxquelles elles s'appliquent » (article 4 de la loi n° 78-17 du 6 janvier 1978).</text:p>
      <text:p text:style-name="P52"><text:soft-page-break/>Adresse IP : adresse identifiant un ordinateur ou tout autre machine sur un réseau via le protocole TCP/IP, tel le réseau Internet.</text:p>
      <text:p text:style-name="P57"><text:span text:style-name="T65">Cookie : </text:span>fichier texte déposé sur votre ordinateur lors de la visite d'un site. Il a pour but de collecter des informations relatives à votre navigation. Les cookies sont gérés par votre navigateur internet. </text:p>
      <text:p text:style-name="P91">PAGE « <text:span text:style-name="T30">Contact</text:span> »</text:p>
      <text:p text:style-name="P80">***</text:p>
      <text:p text:style-name="P82">/<text:span text:style-name="T31">contact</text:span></text:p>
      <text:p text:style-name="P86"/>
      <table:table table:name="Tableau9" table:style-name="Tableau9">
        <table:table-column table:style-name="Tableau9.A"/>
        <table:table-column table:style-name="Tableau9.B"/>
        <table:table-row>
          <table:table-cell table:style-name="Tableau9.A1" office:value-type="string">
            <text:p text:style-name="P59">&lt;title&gt; 56 caractères MAX</text:p>
          </table:table-cell>
          <table:table-cell table:style-name="Tableau9.B1" office:value-type="string">
            <text:p text:style-name="P20"><text:span text:style-name="T16">Contact</text:span><text:span text:style-name="T20"> </text:span><text:span text:style-name="T21">du site </text:span><text:span text:style-name="T20">NOM_SITE</text:span></text:p>
          </table:table-cell>
        </table:table-row>
        <table:table-row table:style-name="Tableau9.2">
          <table:table-cell table:style-name="Tableau9.A5" office:value-type="string">
            <text:p text:style-name="P59">Meta description</text:p>
            <text:p text:style-name="P59">156 caractères MAX</text:p>
          </table:table-cell>
          <table:table-cell table:style-name="Tableau9.B2" office:value-type="string">
            <text:p text:style-name="P73">Contactez <text:span text:style-name="T42">NOM_SITE</text:span><text:span text:style-name="T11"> pour plus d’informations ou pour un devis.</text:span></text:p>
          </table:table-cell>
        </table:table-row>
        <table:table-row table:style-name="Tableau9.2">
          <table:table-cell table:style-name="Tableau9.A5" office:value-type="string">
            <text:p text:style-name="P59">Sélection de Mots-clefs <text:span text:style-name="T5">à intégrer</text:span></text:p>
          </table:table-cell>
          <table:table-cell table:style-name="Tableau9.B2" office:value-type="string">
            <text:p text:style-name="P17"><text:span text:style-name="T20">NOM_SITE</text:span><text:span text:style-name="T11">, </text:span><text:span text:style-name="T19">contact</text:span></text:p>
          </table:table-cell>
        </table:table-row>
        <table:table-row table:style-name="Tableau9.4">
          <table:table-cell table:style-name="Tableau9.A5" office:value-type="string">
            <text:p text:style-name="P59">Nombre total de mots</text:p>
          </table:table-cell>
          <table:table-cell table:style-name="Tableau9.B4" office:value-type="string">
            <text:p text:style-name="P64"/>
          </table:table-cell>
        </table:table-row>
        <table:table-row table:style-name="Tableau9.4">
          <table:table-cell table:style-name="Tableau9.A5" office:value-type="string">
            <text:p text:style-name="P61">Fil d’ariane</text:p>
            <text:p text:style-name="P61">(Emplacement dans le menu)</text:p>
          </table:table-cell>
          <table:table-cell table:style-name="Tableau9.B4" office:value-type="string">
            <text:p text:style-name="P61">&gt; <text:span text:style-name="T32">Contact</text:span></text:p>
          </table:table-cell>
        </table:table-row>
      </table:table>
      <text:h text:style-name="P102" text:outline-level="1">H1 – Dénomination commerciale + Activité + Localité</text:h>
      <text:p text:style-name="P2">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104" text:outline-level="2">H2 – Activité</text:h>
      <text:p text:style-name="P2">Maecenas justo mi, rutrum quis quam eget, eleifend egestas nibh. Donec nec bibendum sapien, viverra facilisis justo. Sed a consectetur sem, ut tempus tellus. Maecenas placerat dui non mi tincidunt ullamcorper. Pellentesque semper tortor sed interdum tincidunt.</text:p>
      <text:p text:style-name="P2"/>
      <text:p text:style-name="P3">Nombre de mots :</text:p>
      <text:p text:style-name="P2"/>
      <text:p text:style-name="P35">[ Formulaire ]</text:p>
      <text:p text:style-name="P34"/>
      <text:p text:style-name="P34">Les informations recueillies font l’objet d’un traitement informatique destiné à <text:span text:style-name="T23">(Veuillez préciser la finalité)</text:span>. Les destinataires des données sont <text:span text:style-name="T27">NOM_PROPRIETAIRE</text:span><text:span text:style-name="T26">.</text:span></text:p>
      <text:p text:style-name="P34">Conformément à la loi « informatique et libertés » du 6 janvier 1978 modifiée en 2004, vous bénéficiez d’un droit d’accès et de rectification aux informations qui vous concernent, que vous pouvez exercer en vous adressant à <text:span text:style-name="T24">(</text:span><text:span text:style-name="T23">Veuillez préciser le service et l’adresse)</text:span>.</text:p>
      <text:p text:style-name="P34">Vous pouvez également, pour des motifs légitimes, vous opposer au traitement des données vous concernant.</text:p>
      <text:p text:style-name="P2"><text:soft-page-break/></text:p>
      <text:p text:style-name="P10">Pictos :</text:p>
      <text:p text:style-name="P12">Lorem ipsum // dolor sit amet // consectetur // adipiscing elit</text:p>
      <text:p text:style-name="P2"/>
      <text:p text:style-name="P92">PAGE « <text:span text:style-name="T38">Netiquette</text:span> »</text:p>
      <text:p text:style-name="P81">***</text:p>
      <text:p text:style-name="P83">/<text:span text:style-name="T41">netiquette</text:span></text:p>
      <text:p text:style-name="P87"/>
      <table:table table:name="Tableau1" table:style-name="Tableau1">
        <table:table-column table:style-name="Tableau1.A"/>
        <table:table-column table:style-name="Tableau1.B"/>
        <table:table-row>
          <table:table-cell table:style-name="Tableau1.A1" office:value-type="string">
            <text:p text:style-name="P60">&lt;title&gt; 56 caractères MAX</text:p>
          </table:table-cell>
          <table:table-cell table:style-name="Tableau1.B1" office:value-type="string">
            <text:p text:style-name="P71">Netiquette <text:span text:style-name="T42">du site </text:span><text:span text:style-name="T20">NOM_SITE</text:span></text:p>
          </table:table-cell>
        </table:table-row>
        <table:table-row table:style-name="Tableau1.2">
          <table:table-cell table:style-name="Tableau1.A5" office:value-type="string">
            <text:p text:style-name="P60">Meta description</text:p>
            <text:p text:style-name="P60">156 caractères MAX</text:p>
          </table:table-cell>
          <table:table-cell table:style-name="Tableau1.B2" office:value-type="string">
            <text:p text:style-name="P65"/>
          </table:table-cell>
        </table:table-row>
        <table:table-row table:style-name="Tableau1.2">
          <table:table-cell table:style-name="Tableau1.A5" office:value-type="string">
            <text:p text:style-name="P60">Sélection de Mots-clefs <text:span text:style-name="T5">à intégrer</text:span></text:p>
          </table:table-cell>
          <table:table-cell table:style-name="Tableau1.B2" office:value-type="string">
            <text:p text:style-name="P77">Netiquette, <text:span text:style-name="T42">NOM_SITE</text:span></text:p>
          </table:table-cell>
        </table:table-row>
        <table:table-row table:style-name="Tableau1.4">
          <table:table-cell table:style-name="Tableau1.A5" office:value-type="string">
            <text:p text:style-name="P60">Nombre total de mots</text:p>
          </table:table-cell>
          <table:table-cell table:style-name="Tableau1.B4" office:value-type="string">
            <text:p text:style-name="P66"/>
          </table:table-cell>
        </table:table-row>
        <table:table-row table:style-name="Tableau1.4">
          <table:table-cell table:style-name="Tableau1.A5" office:value-type="string">
            <text:p text:style-name="P62">Fil d’ariane</text:p>
            <text:p text:style-name="P62">(Emplacement dans le menu)</text:p>
          </table:table-cell>
          <table:table-cell table:style-name="Tableau1.B4" office:value-type="string">
            <text:p text:style-name="P62">&gt; <text:span text:style-name="T39">Netiquette</text:span></text:p>
          </table:table-cell>
        </table:table-row>
      </table:table>
      <text:h text:style-name="P103" text:outline-level="1">H1 – <text:span text:style-name="T42">Netiquette du site </text:span></text:h>
      <text:p text:style-name="P42">Vous trouverez ici la charte de bonne conduite <text:span text:style-name="T44">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span></text:p>
      <text:h text:style-name="P105" text:outline-level="2">H2 – </text:h>
      <text:p text:style-name="P53"/>
      <text:p text:style-name="P87"/>
      <text:p text:style-name="P92">PAGE « <text:span text:style-name="T40">Conditions Générales de Ventes</text:span> »</text:p>
      <text:p text:style-name="P81">***</text:p>
      <text:p text:style-name="P85"><text:span text:style-name="T8">/</text:span><text:span text:style-name="T9">conditions-generales-ventes</text:span></text:p>
      <text:p text:style-name="P88"/>
      <table:table table:name="Tableau8" table:style-name="Tableau8">
        <table:table-column table:style-name="Tableau8.A"/>
        <table:table-column table:style-name="Tableau8.B"/>
        <table:table-row>
          <table:table-cell table:style-name="Tableau8.A1" office:value-type="string">
            <text:p text:style-name="P60">&lt;title&gt; 56 caractères MAX</text:p>
          </table:table-cell>
          <table:table-cell table:style-name="Tableau8.B1" office:value-type="string">
            <text:p text:style-name="P75">Conditions Générales de Ventes</text:p>
          </table:table-cell>
        </table:table-row>
        <table:table-row table:style-name="Tableau8.2">
          <table:table-cell table:style-name="Tableau8.A5" office:value-type="string">
            <text:p text:style-name="P60">Meta description</text:p>
            <text:p text:style-name="P60">156 caractères MAX</text:p>
          </table:table-cell>
          <table:table-cell table:style-name="Tableau8.B2" office:value-type="string">
            <text:p text:style-name="P65"/>
          </table:table-cell>
        </table:table-row>
        <table:table-row table:style-name="Tableau8.2">
          <table:table-cell table:style-name="Tableau8.A5" office:value-type="string">
            <text:p text:style-name="P60">Sélection de Mots-clefs <text:span text:style-name="T5">à intégrer</text:span></text:p>
          </table:table-cell>
          <table:table-cell table:style-name="Tableau8.B2" office:value-type="string">
            <text:p text:style-name="P76">Conditions générales de ventes, cgv, <text:span text:style-name="T42">NOM_SITE</text:span></text:p>
          </table:table-cell>
        </table:table-row>
        <table:table-row table:style-name="Tableau8.4">
          <table:table-cell table:style-name="Tableau8.A5" office:value-type="string">
            <text:p text:style-name="P60">Nombre total de mots</text:p>
          </table:table-cell>
          <table:table-cell table:style-name="Tableau8.B4" office:value-type="string">
            <text:p text:style-name="P66"/>
          </table:table-cell>
        </table:table-row>
        <table:table-row table:style-name="Tableau8.4">
          <table:table-cell table:style-name="Tableau8.A5" office:value-type="string">
            <text:p text:style-name="P62">Fil d’ariane</text:p>
            <text:p text:style-name="P62">(Emplacement dans le menu)</text:p>
          </table:table-cell>
          <table:table-cell table:style-name="Tableau8.B4" office:value-type="string">
            <text:p text:style-name="P62">&gt; <text:span text:style-name="T43">CGV</text:span></text:p>
          </table:table-cell>
        </table:table-row>
      </table:table>
      <text:h text:style-name="P103" text:outline-level="1">H1 – <text:span text:style-name="T45">Conditions générales de ventes (CGV)</text:span></text:h>
      <text:p text:style-name="P14"/>
      <text:p text:style-name="P92">PAGE « ... »</text:p>
      <text:p text:style-name="P81">***</text:p>
      <text:p text:style-name="P83">URL</text:p>
      <text:p text:style-name="P87"/>
      <table:table table:name="Tableau4" table:style-name="Tableau4">
        <table:table-column table:style-name="Tableau4.A"/>
        <table:table-column table:style-name="Tableau4.B"/>
        <table:table-row>
          <table:table-cell table:style-name="Tableau4.A1" office:value-type="string">
            <text:p text:style-name="P60">&lt;title&gt; 56 caractères MAX</text:p>
          </table:table-cell>
          <table:table-cell table:style-name="Tableau4.B1" office:value-type="string">
            <text:p text:style-name="P66"/>
          </table:table-cell>
        </table:table-row>
        <table:table-row table:style-name="Tableau4.2">
          <table:table-cell table:style-name="Tableau4.A5" office:value-type="string">
            <text:p text:style-name="P60">Meta description</text:p>
            <text:p text:style-name="P60">156 caractères MAX</text:p>
          </table:table-cell>
          <table:table-cell table:style-name="Tableau4.B2" office:value-type="string">
            <text:p text:style-name="P65"/>
          </table:table-cell>
        </table:table-row>
        <table:table-row table:style-name="Tableau4.2">
          <table:table-cell table:style-name="Tableau4.A5" office:value-type="string">
            <text:p text:style-name="P60">Sélection de Mots-clefs <text:span text:style-name="T5">à intégrer</text:span></text:p>
          </table:table-cell>
          <table:table-cell table:style-name="Tableau4.B2" office:value-type="string">
            <text:p text:style-name="P65"/>
          </table:table-cell>
        </table:table-row>
        <table:table-row table:style-name="Tableau4.4">
          <table:table-cell table:style-name="Tableau4.A5" office:value-type="string">
            <text:p text:style-name="P60">Nombre total de mots</text:p>
          </table:table-cell>
          <table:table-cell table:style-name="Tableau4.B4" office:value-type="string">
            <text:p text:style-name="P66"/>
          </table:table-cell>
        </table:table-row>
        <table:table-row table:style-name="Tableau4.4">
          <table:table-cell table:style-name="Tableau4.A5" office:value-type="string">
            <text:p text:style-name="P62">Fil d’ariane</text:p>
            <text:p text:style-name="P62">(Emplacement dans le menu)</text:p>
          </table:table-cell>
          <table:table-cell table:style-name="Tableau4.B4" office:value-type="string">
            <text:p text:style-name="P62">&gt; <text:span text:style-name="T6">Activité</text:span></text:p>
          </table:table-cell>
        </table:table-row>
      </table:table>
      <text:h text:style-name="P103" text:outline-level="1">H1 – Dénomination commerciale + Activité + Localité</text:h>
      <text:p text:style-name="P14">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14">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14"/>
      <text:p text:style-name="P4">Nombre de mots :</text:p>
      <text:h text:style-name="P105" text:outline-level="2">H2 – Activité</text:h>
      <text:p text:style-name="P1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14"/>
      <text:p text:style-name="P4"><text:soft-page-break/>Nombre de mots :</text:p>
      <text:p text:style-name="P8"/>
      <table:table table:name="Tableau6" table:style-name="Tableau6">
        <table:table-column table:style-name="Tableau6.A"/>
        <table:table-row>
          <table:table-cell table:style-name="Tableau6.A1" office:value-type="string">
            <text:p text:style-name="P9">CTA<text:line-break/><text:span text:style-name="T2">(lien vers … )</text:span></text:p>
          </table:table-cell>
        </table:table-row>
      </table:table>
      <text:p text:style-name="P14"/>
      <text:h text:style-name="P105" text:outline-level="2">H2 – Activité</text:h>
      <text:p text:style-name="P1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14"/>
      <text:p text:style-name="P4">Nombre de mots :</text:p>
      <text:p text:style-name="P8"/>
      <table:table table:name="Tableau7" table:style-name="Tableau7">
        <table:table-column table:style-name="Tableau7.A"/>
        <table:table-row>
          <table:table-cell table:style-name="Tableau7.A1" office:value-type="string">
            <text:p text:style-name="P9">CTA<text:line-break/><text:span text:style-name="T2">(lien vers … )</text:span></text:p>
          </table:table-cell>
        </table:table-row>
      </table:table>
      <text:p text:style-name="P14"/>
      <text:p text:style-name="P11">Pictos :</text:p>
      <text:p text:style-name="P13">Lorem ipsum // dolor sit amet // consectetur // adipiscing elit</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6-12-09T16:55:30.243000000</dc:date>
    <meta:editing-duration>PT10H19M30S</meta:editing-duration>
    <meta:editing-cycles>157</meta:editing-cycles>
    <meta:generator>LibreOffice/5.1.6.2$Windows_x86 LibreOffice_project/07ac168c60a517dba0f0d7bc7540f5afa45f0909</meta:generator>
    <meta:document-statistic meta:table-count="8" meta:image-count="6" meta:object-count="0" meta:page-count="14" meta:paragraph-count="232" meta:word-count="3296" meta:character-count="22231" meta:non-whitespace-character-count="19148"/>
  </office:meta>
</office:document-meta>
</file>